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22cm" fo:min-width="5.977cm"/>
    </style:style>
    <style:style style:name="gr2" style:family="graphic" style:parent-style-name="standard">
      <style:graphic-properties draw:fill-color="#dfcce4" draw:textarea-horizontal-align="justify" draw:textarea-vertical-align="middle" draw:auto-grow-height="false" fo:min-height="0.564cm" fo:min-width="0.136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1.021cm" fo:min-width="0.136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.327cm" fo:min-width="0.136cm"/>
    </style:style>
    <style:style style:name="gr5" style:family="graphic" style:parent-style-name="standard">
      <style:graphic-properties draw:fill-color="#dfcce4" draw:textarea-horizontal-align="justify" draw:textarea-vertical-align="middle" draw:auto-grow-height="false" fo:min-height="1.022cm" fo:min-width="0.136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0.668cm" fo:min-width="2.323cm"/>
    </style:style>
    <style:style style:name="gr7" style:family="graphic" style:parent-style-name="standard">
      <style:graphic-properties draw:textarea-horizontal-align="justify" draw:textarea-vertical-align="middle" draw:auto-grow-height="false" fo:min-height="3.371cm" fo:min-width="3.628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925cm" fo:min-width="5.342cm"/>
    </style:style>
    <style:style style:name="gr10" style:family="graphic" style:parent-style-name="standard">
      <style:graphic-properties draw:fill-color="#407927" draw:textarea-horizontal-align="justify" draw:textarea-vertical-align="middle" draw:auto-grow-height="false" fo:min-height="0.64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4.45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9cm" fo:min-width="5.342cm"/>
    </style:style>
    <style:style style:name="gr14" style:family="graphic" style:parent-style-name="standard">
      <style:graphic-properties draw:textarea-horizontal-align="justify" draw:textarea-vertical-align="middle" draw:auto-grow-height="false" fo:min-height="2.387cm" fo:min-width="3.915cm"/>
    </style:style>
    <style:style style:name="gr15" style:family="graphic" style:parent-style-name="standard">
      <style:graphic-properties draw:textarea-horizontal-align="justify" draw:textarea-vertical-align="middle" draw:auto-grow-height="false" fo:min-height="2.387cm" fo:min-width="4.296cm"/>
    </style:style>
    <style:style style:name="gr16" style:family="graphic" style:parent-style-name="standard">
      <style:graphic-properties draw:textarea-horizontal-align="justify" draw:textarea-vertical-align="middle" draw:auto-grow-height="false" fo:min-height="2.387cm" fo:min-width="3.788cm"/>
    </style:style>
    <style:style style:name="gr17" style:family="graphic" style:parent-style-name="standard">
      <style:graphic-properties draw:textarea-horizontal-align="justify" draw:textarea-vertical-align="middle" draw:auto-grow-height="false" fo:min-height="0.783cm" fo:min-width="17.551cm"/>
    </style:style>
    <style:style style:name="gr18" style:family="graphic" style:parent-style-name="standard">
      <style:graphic-properties draw:textarea-horizontal-align="justify" draw:textarea-vertical-align="middle" draw:auto-grow-height="false" fo:min-height="1.306cm" fo:min-width="0.45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83cm" fo:min-width="5.613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407927"/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4.572cm" svg:x="2.016cm" svg:y="4.937cm">
          <text:p text:style-name="P1">Glov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635cm" svg:height="2.032cm" svg:x="2.143cm" svg:y="3.286cm">
          <text:p/>
          <draw:enhanced-geometry svg:viewBox="0 0 88 21600" draw:glue-points="44 ?f6 44 0 0 10800 44 21600 88 10800" draw:text-areas="0 ?f6 88 ?f3" draw:type="can" draw:modifiers="8636.909871244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3" draw:id="id3" draw:layer="layout" svg:width="0.635cm" svg:height="3.176cm" svg:x="3.343cm" svg:y="2.143cm">
          <text:p/>
          <draw:enhanced-geometry svg:viewBox="0 0 88 21600" draw:glue-points="44 ?f6 44 0 0 10800 44 21600 88 10800" draw:text-areas="0 ?f6 88 ?f3" draw:mirror-horizontal="false" draw:mirror-vertical="false" draw:type="can" draw:modifiers="8636.909871244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4" draw:id="id4" draw:layer="layout" svg:width="0.635cm" svg:height="3.939cm" svg:x="4.743cm" svg:y="1.381cm">
          <text:p/>
          <draw:enhanced-geometry svg:viewBox="0 0 88 21600" draw:glue-points="44 ?f6 44 0 0 10800 44 21600 88 10800" draw:text-areas="0 ?f6 88 ?f3" draw:type="can" draw:modifiers="8636.909871244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6" draw:id="id6" draw:layer="layout" svg:width="0.635cm" svg:height="3.178cm" svg:x="6.243cm" svg:y="2.143cm">
          <text:p/>
          <draw:enhanced-geometry svg:viewBox="0 0 88 21600" draw:glue-points="44 ?f6 44 0 0 10800 44 21600 88 10800" draw:text-areas="0 ?f6 88 ?f3" draw:type="can" draw:modifiers="8636.909871244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5" draw:id="id5" draw:layer="layout" svg:width="0.635cm" svg:height="2.032cm" svg:x="7.843cm" svg:y="3.29cm">
          <text:p/>
          <draw:enhanced-geometry svg:viewBox="0 0 88 21600" draw:glue-points="44 ?f6 44 0 0 10800 44 21600 88 10800" draw:text-areas="0 ?f6 88 ?f3" draw:type="can" draw:modifiers="8636.909871244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8" draw:id="id8" draw:layer="layout" svg:width="2.921cm" svg:height="1.016cm" svg:x="3.921cm" svg:y="7.858cm">
          <text:p text:style-name="P1">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5.334cm" svg:height="4.826cm" svg:x="12.557cm" svg:y="4.683cm">
          <text:p text:style-name="P1">Arduin256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2.461cm" svg:y1="5.318cm" svg:x2="14.621cm" svg:y2="9.509cm" draw:start-shape="id1" draw:start-glue-point="7" draw:end-shape="id2" draw:end-glue-point="7" svg:d="M2461 5318v4693h12160v-502" svg:viewBox="0 0 12161 4694">
          <text:p/>
        </draw:connector>
        <draw:connector draw:style-name="gr8" draw:text-style-name="P1" draw:layer="layout" svg:x1="3.661cm" svg:y1="5.319cm" svg:x2="12.557cm" svg:y2="7.699cm" draw:start-shape="id3" draw:start-glue-point="7" draw:end-shape="id2" draw:end-glue-point="6" svg:d="M3661 5319v2380h8896" svg:viewBox="0 0 8897 2381">
          <text:p/>
        </draw:connector>
        <draw:connector draw:style-name="gr8" draw:text-style-name="P1" draw:layer="layout" svg:x1="5.061cm" svg:y1="5.32cm" svg:x2="17.891cm" svg:y2="6.493cm" draw:start-shape="id4" draw:start-glue-point="7" draw:end-shape="id2" draw:end-glue-point="9" svg:d="M5061 5320v4691h13332v-3518h-502" svg:viewBox="0 0 13333 4692">
          <text:p/>
        </draw:connector>
        <draw:connector draw:style-name="gr8" draw:text-style-name="P1" draw:layer="layout" svg:x1="8.161cm" svg:y1="5.322cm" svg:x2="15.827cm" svg:y2="4.683cm" draw:start-shape="id5" draw:start-glue-point="7" draw:end-shape="id2" draw:end-glue-point="4" svg:d="M8161 5322v502h2357v-1642h5309v501" svg:viewBox="0 0 7667 1643">
          <text:p/>
        </draw:connector>
        <draw:connector draw:style-name="gr8" draw:text-style-name="P1" draw:layer="layout" svg:x1="6.561cm" svg:y1="5.321cm" svg:x2="14.621cm" svg:y2="5.889cm" draw:start-shape="id6" draw:start-glue-point="7" draw:end-shape="id2" draw:end-glue-point="5" svg:d="M6561 5321v502h3157v-1641h4903v1707" svg:viewBox="0 0 8061 1708">
          <text:p/>
        </draw:connector>
        <draw:custom-shape draw:style-name="gr9" draw:text-style-name="P1" xml:id="id7" draw:id="id7" draw:layer="layout" svg:width="5.842cm" svg:height="5.08cm" svg:x="7.223cm" svg:y="11.922cm">
          <text:p text:style-name="P1">Serial Reader</text:p>
          <text:p text:style-name="P1">And</text:p>
          <text:p text:style-name="P1">File Persist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10.144cm" svg:y1="11.922cm" svg:x2="16.685cm" svg:y2="7.699cm" draw:start-shape="id7" draw:start-glue-point="5" draw:end-shape="id2" draw:end-glue-point="8" svg:d="M10144 11922v-1206h8249v-3017h-1708" svg:viewBox="0 0 8250 4224">
          <text:p/>
        </draw:connector>
        <draw:custom-shape draw:style-name="gr10" draw:text-style-name="P4" draw:layer="layout" svg:width="0.254cm" svg:height="1.016cm" svg:x="2.349cm" svg:y="4.0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254cm" svg:height="1.016cm" svg:x="3.55cm" svg:y="3.6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254cm" svg:height="1.016cm" svg:x="4.951cm" svg:y="3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254cm" svg:height="1.016cm" svg:x="6.351cm" svg:y="3.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254cm" svg:height="1.016cm" svg:x="8.051cm" svg:y="3.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6.461cm" svg:y1="4.302cm" svg:x2="9.382cm" svg:y2="2.016cm">
          <text:p/>
        </draw:line>
        <draw:custom-shape draw:style-name="gr12" draw:text-style-name="P7" draw:layer="layout" svg:width="4.953cm" svg:height="0.762cm" svg:x="7.858cm" svg:y="1.381cm">
          <text:p text:style-name="P6">Flex Sensor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6.842cm" svg:y1="8.366cm" svg:x2="12.557cm" svg:y2="7.699cm" draw:start-shape="id8" draw:start-glue-point="1" draw:end-shape="id2" draw:end-glue-point="6" svg:d="M6842 8366h2858v-667h2857" svg:viewBox="0 0 5716 668">
          <text:p/>
        </draw:connector>
        <draw:line draw:style-name="gr11" draw:text-style-name="P5" draw:layer="layout" svg:x1="4.302cm" svg:y1="8.874cm" svg:x2="3.54cm" svg:y2="11.541cm">
          <text:p/>
        </draw:line>
        <draw:custom-shape draw:style-name="gr13" draw:text-style-name="P7" draw:layer="layout" svg:width="5.842cm" svg:height="2.54cm" svg:x="1cm" svg:y="11.541cm">
          <text:p text:style-name="P6">Accelerometer</text:p>
          <text:p text:style-name="P6">And</text:p>
          <text:p text:style-name="P6">Gyroscope</text:p>
          <draw:enhanced-geometry svg:viewBox="0 0 21600 21600" draw:type="rectangle" draw:enhanced-path="M 0 0 L 21600 0 21600 21600 0 21600 0 0 Z N"/>
        </draw:custom-shape>
        <draw:custom-shape draw:style-name="gr14" draw:text-style-name="P6" xml:id="id9" draw:id="id9" draw:layer="layout" svg:width="4.699cm" svg:height="2.921cm" svg:x="1.381cm" svg:y="18.045cm">
          <text:p text:style-name="P6">DTW</text:p>
          <text:p text:style-name="P6"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0" draw:id="id10" draw:layer="layout" svg:width="5.08cm" svg:height="2.921cm" svg:x="8.239cm" svg:y="18.031cm">
          <text:p text:style-name="P6">DTW</text:p>
          <text:p text:style-name="P6">Gyrosco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1" draw:id="id11" draw:layer="layout" svg:width="4.572cm" svg:height="2.921cm" svg:x="15.351cm" svg:y="17.991cm">
          <text:p text:style-name="P6">ID3</text:p>
          <text:p text:style-name="P6">Flex 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7.223cm" svg:y1="14.462cm" svg:x2="3.73cm" svg:y2="18.045cm" draw:start-shape="id7" draw:start-glue-point="6" draw:end-shape="id9" draw:end-glue-point="0" svg:d="M7223 14462h-3493v3583" svg:viewBox="0 0 3494 3584">
          <text:p/>
        </draw:connector>
        <draw:connector draw:style-name="gr8" draw:text-style-name="P6" draw:layer="layout" svg:x1="10.144cm" svg:y1="17.002cm" svg:x2="10.779cm" svg:y2="18.031cm" draw:start-shape="id7" draw:start-glue-point="7" draw:end-shape="id10" draw:end-glue-point="0" svg:d="M10144 17002v515h635v514" svg:viewBox="0 0 636 1030">
          <text:p/>
        </draw:connector>
        <draw:connector draw:style-name="gr8" draw:text-style-name="P6" draw:layer="layout" svg:x1="13.065cm" svg:y1="14.462cm" svg:x2="17.637cm" svg:y2="17.991cm" draw:start-shape="id7" draw:start-glue-point="8" draw:end-shape="id11" draw:end-glue-point="0" svg:d="M13065 14462h4572v3529" svg:viewBox="0 0 4573 3530">
          <text:p/>
        </draw:connector>
        <draw:custom-shape draw:style-name="gr17" draw:text-style-name="P6" draw:layer="layout" svg:width="18.161cm" svg:height="1.143cm" svg:x="1.635cm" svg:y="22.209cm">
          <text:p text:style-name="P6">Ensemble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905cm" svg:height="1.778cm" svg:x="9.998cm" svg:y="23.3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6.223cm" svg:height="1.143cm" svg:x="7.731cm" svg:y="25.511cm">
          <text:p text:style-name="P6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635cm" svg:height="1.143cm" svg:x="3.267cm" svg:y="20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6" draw:layer="layout" svg:width="0.635cm" svg:height="1.143cm" svg:x="10.267cm" svg:y="20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6" draw:layer="layout" svg:width="0.635cm" svg:height="1.143cm" svg:x="17.367cm" svg:y="20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20:35:24.130665469</meta:creation-date>
    <dc:date>2018-03-16T20:59:07.199170156</dc:date>
    <meta:editing-duration>PT13M31S</meta:editing-duration>
    <meta:editing-cycles>5</meta:editing-cycles>
    <meta:generator>LibreOffice/6.0.1.1$Linux_X86_64 LibreOffice_project/00m0$Build-1</meta:generator>
    <meta:document-statistic meta:object-count="37"/>
  </office:meta>
</office:document-meta>
</file>